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6.75cm" fo:min-width="18.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5cm" fo:min-width="4.8cm"/>
    </style:style>
    <style:style style:name="gr11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6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3.2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2" draw:layer="layout" svg:width="4cm" svg:height="1.1cm" svg:x="1cm" svg:y="1.1cm">
          <draw:text-box>
            <text:p>FRED</text:p>
          </draw:text-box>
        </draw:frame>
        <draw:frame draw:style-name="gr3" draw:text-style-name="P3" draw:layer="layout" svg:width="9.2cm" svg:height="1cm" svg:x="5.8cm" svg:y="1.3cm">
          <draw:text-box>
            <text:p><text:span text:style-name="T1">Acceuil </text:span><text:span text:style-name="T1">Présentation </text:span><text:span text:style-name="T1">Produits </text:span><text:span text:style-name="T1">Contacts</text:span></text:p>
          </draw:text-box>
        </draw:frame>
        <draw:frame draw:style-name="gr4" draw:text-style-name="P2" draw:layer="layout" svg:width="3.4cm" svg:height="0.962cm" svg:x="16.6cm" svg:y="1.3cm">
          <draw:text-box>
            <text:p>Notice</text:p>
          </draw:text-box>
        </draw:frame>
        <draw:custom-shape draw:style-name="gr5" draw:text-style-name="P4" draw:layer="layout" svg:width="19cm" svg:height="7cm" svg:x="1cm" svg:y="2.2cm">
          <text:p text:style-name="P4">Galerie js avec produits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cm" svg:y1="2.3cm" svg:x2="20cm" svg:y2="9.3cm">
          <text:p/>
        </draw:line>
        <draw:frame draw:style-name="gr7" draw:text-style-name="P2" draw:layer="layout" svg:width="18.8cm" svg:height="1.2cm" svg:x="1.2cm" svg:y="9.4cm">
          <draw:text-box>
            <text:p>Oe © - Conditions legal – Remboursement – contacts </text:p>
          </draw:text-box>
        </draw:frame>
      </draw:page>
      <draw:page draw:name="page2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2" draw:layer="layout" svg:width="4cm" svg:height="1.1cm" svg:x="1cm" svg:y="1.1cm">
          <draw:text-box>
            <text:p>FRED</text:p>
          </draw:text-box>
        </draw:frame>
        <draw:frame draw:style-name="gr3" draw:text-style-name="P3" draw:layer="layout" svg:width="9.2cm" svg:height="1cm" svg:x="5.8cm" svg:y="1.3cm">
          <draw:text-box>
            <text:p><text:span text:style-name="T1">Acceuil </text:span><text:span text:style-name="T1">Présentation </text:span><text:span text:style-name="T1">Produits </text:span><text:span text:style-name="T1">Contacts</text:span></text:p>
          </draw:text-box>
        </draw:frame>
        <draw:frame draw:style-name="gr4" draw:text-style-name="P2" draw:layer="layout" svg:width="3.4cm" svg:height="0.962cm" svg:x="16.6cm" svg:y="1.3cm">
          <draw:text-box>
            <text:p>Notice</text:p>
          </draw:text-box>
        </draw:frame>
        <draw:frame draw:style-name="gr7" draw:text-style-name="P2" draw:layer="layout" svg:width="18.8cm" svg:height="1.2cm" svg:x="1cm" svg:y="27.5cm">
          <draw:text-box>
            <text:p>Oe © - Conditions légal – Remboursement – contacts </text:p>
          </draw:text-box>
        </draw:frame>
        <draw:frame draw:style-name="gr8" draw:text-style-name="P2" draw:layer="layout" svg:width="9.5cm" svg:height="1.673cm" svg:x="1.6cm" svg:y="3.6cm">
          <draw:text-box>
            <text:p>TEXTE COMMENT EST VENU L’IDEE</text:p>
          </draw:text-box>
        </draw:frame>
        <draw:frame draw:style-name="gr2" draw:text-style-name="P2" draw:layer="layout" svg:width="9.1cm" svg:height="1.1cm" svg:x="11.2cm" svg:y="6.7cm">
          <draw:text-box>
            <text:p>TEXTE CONCRETISATION</text:p>
          </draw:text-box>
        </draw:frame>
        <draw:frame draw:style-name="gr8" draw:text-style-name="P2" draw:layer="layout" svg:width="7.9cm" svg:height="1.673cm" svg:x="1.8cm" svg:y="8.5cm">
          <draw:text-box>
            <text:p>TEXTE POURQUOI UTILISER</text:p>
          </draw:text-box>
        </draw:frame>
        <draw:frame draw:style-name="gr9" draw:text-style-name="P2" draw:layer="layout" svg:width="8.3cm" svg:height="2.5cm" svg:x="10.6cm" svg:y="11.9cm">
          <draw:text-box>
            <text:p>TEXTE COMMENT L’UTILISER</text:p>
          </draw:text-box>
        </draw:frame>
        <draw:custom-shape draw:style-name="gr10" draw:text-style-name="P1" draw:layer="layout" svg:width="5.3cm" svg:height="2.7cm" svg:x="12.4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cm" svg:height="2.7cm" svg:x="2.7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cm" svg:height="2.7cm" svg:x="11.7cm" svg:y="8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cm" svg:height="2.7cm" svg:x="11.7cm" svg:y="8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cm" svg:height="2.7cm" svg:x="2.8cm" svg:y="1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7cm" svg:y1="5.5cm" svg:x2="7.9cm" svg:y2="7.9cm">
          <text:p/>
        </draw:line>
        <draw:line draw:style-name="gr6" draw:text-style-name="P5" draw:layer="layout" svg:x1="11.8cm" svg:y1="8.4cm" svg:x2="17cm" svg:y2="11.1cm">
          <text:p/>
        </draw:line>
        <draw:line draw:style-name="gr6" draw:text-style-name="P5" draw:layer="layout" svg:x1="2.8cm" svg:y1="11cm" svg:x2="8.1cm" svg:y2="13.7cm">
          <text:p/>
        </draw:line>
        <draw:line draw:style-name="gr6" draw:text-style-name="P5" draw:layer="layout" svg:x1="12.3cm" svg:y1="3.3cm" svg:x2="17.7cm" svg:y2="6cm">
          <text:p/>
        </draw:line>
      </draw:page>
      <draw:page draw:name="page3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2" draw:layer="layout" svg:width="4cm" svg:height="1.1cm" svg:x="1cm" svg:y="1.1cm">
          <draw:text-box>
            <text:p>FRED</text:p>
          </draw:text-box>
        </draw:frame>
        <draw:frame draw:style-name="gr3" draw:text-style-name="P3" draw:layer="layout" svg:width="9.2cm" svg:height="1cm" svg:x="5.8cm" svg:y="1.3cm">
          <draw:text-box>
            <text:p><text:span text:style-name="T1">Acceuil </text:span><text:span text:style-name="T1">Présentation </text:span><text:span text:style-name="T1">Produits </text:span><text:span text:style-name="T1">Contacts</text:span></text:p>
          </draw:text-box>
        </draw:frame>
        <draw:frame draw:style-name="gr4" draw:text-style-name="P2" draw:layer="layout" svg:width="3.4cm" svg:height="0.962cm" svg:x="16.6cm" svg:y="1.3cm">
          <draw:text-box>
            <text:p>Notice</text:p>
          </draw:text-box>
        </draw:frame>
        <draw:frame draw:style-name="gr7" draw:text-style-name="P2" draw:layer="layout" svg:width="18.8cm" svg:height="1.2cm" svg:x="1cm" svg:y="27.5cm">
          <draw:text-box>
            <text:p>Oe © - Conditions légal – Remboursement – contacts </text:p>
          </draw:text-box>
        </draw:frame>
        <draw:frame draw:style-name="gr11" draw:text-style-name="P2" draw:layer="layout" svg:width="4.2cm" svg:height="2.8cm" svg:x="2.2cm" svg:y="3.4cm">
          <draw:text-box>
            <text:p>PRODUIT 1</text:p>
            <text:p>(Texte deroulant)</text:p>
          </draw:text-box>
        </draw:frame>
        <draw:frame draw:style-name="gr12" draw:text-style-name="P2" draw:layer="layout" svg:width="4.2cm" svg:height="2.7cm" svg:x="7.8cm" svg:y="3.5cm">
          <draw:text-box>
            <text:p>PRODUIT 2</text:p>
            <text:p>(texte deroulant)</text:p>
          </draw:text-box>
        </draw:frame>
        <draw:frame draw:style-name="gr12" draw:text-style-name="P2" draw:layer="layout" svg:width="4.2cm" svg:height="2.7cm" svg:x="13.4cm" svg:y="3.5cm">
          <draw:text-box>
            <text:p>PRODUIT 3</text:p>
            <text:p>(texte deroulant)</text:p>
          </draw:text-box>
        </draw:frame>
        <draw:frame draw:style-name="gr12" draw:text-style-name="P2" draw:layer="layout" svg:width="4.2cm" svg:height="2.7cm" svg:x="2cm" svg:y="8cm">
          <draw:text-box>
            <text:p>PRODUIT 4</text:p>
            <text:p>(texte deroulant)</text:p>
          </draw:text-box>
        </draw:frame>
        <draw:frame draw:style-name="gr12" draw:text-style-name="P2" draw:layer="layout" svg:width="4.2cm" svg:height="2.7cm" svg:x="7.6cm" svg:y="7.7cm">
          <draw:text-box>
            <text:p>PRODUIT 5</text:p>
            <text:p>(texte deroulant)</text:p>
          </draw:text-box>
        </draw:frame>
        <draw:frame draw:style-name="gr12" draw:text-style-name="P2" draw:layer="layout" svg:width="4.2cm" svg:height="2.7cm" svg:x="13.2cm" svg:y="7.6cm">
          <draw:text-box>
            <text:p>PRODUIT 6</text:p>
            <text:p>(texte deroulant)</text:p>
          </draw:text-box>
        </draw:frame>
        <draw:frame draw:style-name="gr12" draw:text-style-name="P2" draw:layer="layout" svg:width="4.2cm" svg:height="2.7cm" svg:x="1.8cm" svg:y="11.8cm">
          <draw:text-box>
            <text:p>PRODUIT 7</text:p>
            <text:p>(texte deroulant)</text:p>
          </draw:text-box>
        </draw:frame>
        <draw:frame draw:style-name="gr12" draw:text-style-name="P2" draw:layer="layout" svg:width="4.2cm" svg:height="2.7cm" svg:x="7.6cm" svg:y="11.7cm">
          <draw:text-box>
            <text:p>PRODUIT 8</text:p>
            <text:p>(texte deroulant)</text:p>
          </draw:text-box>
        </draw:frame>
        <draw:frame draw:style-name="gr12" draw:text-style-name="P2" draw:layer="layout" svg:width="4.2cm" svg:height="2.7cm" svg:x="13cm" svg:y="11.7cm">
          <draw:text-box>
            <text:p>PRODUIT 9</text:p>
            <text:p>(texte deroulant)</text:p>
          </draw:text-box>
        </draw:frame>
        <draw:frame draw:style-name="gr13" draw:text-style-name="P2" draw:layer="layout" svg:width="4.2cm" svg:height="3.095cm" svg:x="1.7cm" svg:y="15.2cm">
          <draw:text-box>
            <text:p>PRODUIT 10</text:p>
            <text:p>(texte deroulant)</text:p>
          </draw:text-box>
        </draw:frame>
        <draw:frame draw:style-name="gr12" draw:text-style-name="P2" draw:layer="layout" svg:width="4.2cm" svg:height="2.7cm" svg:x="7.4cm" svg:y="15.115cm">
          <draw:text-box>
            <text:p>PRODUIT 11</text:p>
            <text:p>(texte deroulant)</text:p>
          </draw:text-box>
        </draw:frame>
        <draw:frame draw:style-name="gr13" draw:text-style-name="P2" draw:layer="layout" svg:width="4.2cm" svg:height="3.095cm" svg:x="13cm" svg:y="15.4cm">
          <draw:text-box>
            <text:p>PRODUIT 12</text:p>
            <text:p>(texte deroulant)</text:p>
          </draw:text-box>
        </draw:frame>
        <draw:frame draw:style-name="gr13" draw:text-style-name="P2" draw:layer="layout" svg:width="4.2cm" svg:height="3.095cm" svg:x="1.6cm" svg:y="19.8cm">
          <draw:text-box>
            <text:p>PRODUIT 13</text:p>
            <text:p>(texte deroulant)</text:p>
          </draw:text-box>
        </draw:frame>
        <draw:frame draw:style-name="gr13" draw:text-style-name="P2" draw:layer="layout" svg:width="4.2cm" svg:height="3.095cm" svg:x="7.4cm" svg:y="19.2cm">
          <draw:text-box>
            <text:p>PRODUIT 14</text:p>
            <text:p>(texte deroulant)</text:p>
          </draw:text-box>
        </draw:frame>
        <draw:frame draw:style-name="gr13" draw:text-style-name="P2" draw:layer="layout" svg:width="4.2cm" svg:height="3.095cm" svg:x="12.7cm" svg:y="19.305cm">
          <draw:text-box>
            <text:p>PRODUIT 15</text:p>
            <text:p>(texte deroulant)</text:p>
          </draw:text-box>
        </draw:frame>
      </draw:page>
      <draw:page draw:name="page4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6" draw:layer="layout" svg:width="4cm" svg:height="1.1cm" svg:x="1cm" svg:y="1.1cm">
          <draw:text-box>
            <text:p><text:span text:style-name="T2">FRED</text:span></text:p>
          </draw:text-box>
        </draw:frame>
        <draw:frame draw:style-name="gr3" draw:text-style-name="P3" draw:layer="layout" svg:width="9.2cm" svg:height="1cm" svg:x="5.8cm" svg:y="1.3cm">
          <draw:text-box>
            <text:p><text:span text:style-name="T1">Acceuil </text:span><text:span text:style-name="T1">Présentation </text:span><text:span text:style-name="T1">Produits </text:span><text:span text:style-name="T1">Contacts</text:span></text:p>
          </draw:text-box>
        </draw:frame>
        <draw:frame draw:style-name="gr4" draw:text-style-name="P6" draw:layer="layout" svg:width="3.4cm" svg:height="0.962cm" svg:x="16.6cm" svg:y="1.3cm">
          <draw:text-box>
            <text:p><text:span text:style-name="T2">Notice</text:span></text:p>
          </draw:text-box>
        </draw:frame>
        <draw:frame draw:style-name="gr7" draw:text-style-name="P6" draw:layer="layout" svg:width="18.8cm" svg:height="1.2cm" svg:x="1cm" svg:y="27.5cm">
          <draw:text-box>
            <text:p><text:span text:style-name="T2">Oe © - </text:span><text:span text:style-name="T2">Conditions </text:span><text:span text:style-name="T2">légal – </text:span><text:span text:style-name="T2">Rembourse</text:span><text:span text:style-name="T2">ment – </text:span><text:span text:style-name="T2">contacts </text:span></text:p>
          </draw:text-box>
        </draw:frame>
        <draw:frame draw:style-name="gr14" draw:text-style-name="P6" draw:layer="layout" svg:width="2.8cm" svg:height="3.806cm" svg:x="8.1cm" svg:y="6.9cm">
          <draw:text-box>
            <text:p><text:span text:style-name="T2">Tout plein de </text:span><text:span text:style-name="T2">texte pour </text:span><text:span text:style-name="T2">rien dire</text:span></text:p>
          </draw:text-box>
        </draw:frame>
      </draw:page>
      <draw:page draw:name="page5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6" draw:layer="layout" svg:width="4cm" svg:height="1.1cm" svg:x="1cm" svg:y="1.1cm">
          <draw:text-box>
            <text:p><text:span text:style-name="T2">FRED</text:span></text:p>
          </draw:text-box>
        </draw:frame>
        <draw:frame draw:style-name="gr3" draw:text-style-name="P3" draw:layer="layout" svg:width="9.2cm" svg:height="1cm" svg:x="5.8cm" svg:y="1.3cm">
          <draw:text-box>
            <text:p><text:span text:style-name="T1">Acceuil </text:span><text:span text:style-name="T1">Présentation </text:span><text:span text:style-name="T1">Produits </text:span><text:span text:style-name="T1">Contacts</text:span></text:p>
          </draw:text-box>
        </draw:frame>
        <draw:frame draw:style-name="gr4" draw:text-style-name="P6" draw:layer="layout" svg:width="3.4cm" svg:height="0.962cm" svg:x="16.6cm" svg:y="1.3cm">
          <draw:text-box>
            <text:p><text:span text:style-name="T2">Notice</text:span></text:p>
          </draw:text-box>
        </draw:frame>
        <draw:frame draw:style-name="gr7" draw:text-style-name="P6" draw:layer="layout" svg:width="18.8cm" svg:height="1.2cm" svg:x="1cm" svg:y="27.5cm">
          <draw:text-box>
            <text:p><text:span text:style-name="T2">Oe © - </text:span><text:span text:style-name="T2">Conditions </text:span><text:span text:style-name="T2">légal – </text:span><text:span text:style-name="T2">Rembourse</text:span><text:span text:style-name="T2">ment – </text:span><text:span text:style-name="T2">contacts </text:span></text:p>
          </draw:text-box>
        </draw:frame>
        <draw:frame draw:style-name="gr15" draw:text-style-name="P2" draw:layer="layout" svg:width="8.2cm" svg:height="1.928cm" svg:x="2.1cm" svg:y="3.572cm">
          <draw:text-box>
            <text:p>TEXTE <text:s/>COMMENT UTILISER EN DETAIL</text:p>
          </draw:text-box>
        </draw:frame>
        <draw:frame draw:style-name="gr16" draw:text-style-name="P7" draw:layer="layout" svg:width="8.3cm" svg:height="3.2cm" svg:x="10.2cm" svg:y="14.1cm">
          <draw:text-box>
            <text:p>TEXTE PRÉCAUTION D’EMPLOI</text:p>
          </draw:text-box>
        </draw:frame>
        <draw:frame draw:style-name="gr17" draw:text-style-name="P7" draw:layer="layout" svg:width="6cm" svg:height="2.9cm" svg:x="2.2cm" svg:y="19.8cm">
          <draw:text-box>
            <text:p>TEXTE EFFETS SECONDAIRES</text:p>
          </draw:text-box>
        </draw:frame>
        <draw:frame draw:style-name="gr15" draw:text-style-name="P2" draw:layer="layout" svg:width="8.2cm" svg:height="1.928cm" svg:x="8.4cm" svg:y="7.172cm">
          <draw:text-box>
            <text:p>TEXTE <text:s/>COMMENT UTILISER EN DETAIL 2</text:p>
          </draw:text-box>
        </draw:frame>
        <draw:frame draw:style-name="gr15" draw:text-style-name="P2" draw:layer="layout" svg:width="8.2cm" svg:height="1.928cm" svg:x="1.8cm" svg:y="9.772cm">
          <draw:text-box>
            <text:p>TEXTE <text:s/>COMMENT UTILISER EN DETAIL 3</text:p>
          </draw:text-box>
        </draw:frame>
        <draw:custom-shape draw:style-name="gr18" draw:text-style-name="P1" draw:layer="layout" svg:width="5.8cm" svg:height="3.5cm" svg:x="2.5cm" svg:y="13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3cm" svg:y1="17.1cm" svg:x2="2.6cm" svg:y2="13.7cm">
          <text:p/>
        </draw:line>
        <draw:line draw:style-name="gr6" draw:text-style-name="P5" draw:layer="layout" svg:x1="8.3cm" svg:y1="17.1cm" svg:x2="2.6cm" svg:y2="13.7cm">
          <text:p/>
        </draw:line>
        <draw:custom-shape draw:style-name="gr18" draw:text-style-name="P1" draw:layer="layout" svg:width="5.8cm" svg:height="3.5cm" svg:x="10.7cm" svg:y="2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8cm" svg:height="3.5cm" svg:x="10.2cm" svg:y="9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8cm" svg:height="3.5cm" svg:x="2.4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8cm" svg:height="3.5cm" svg:x="10.2cm" svg:y="2.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5.9cm" svg:y1="13cm" svg:x2="10.2cm" svg:y2="9.6cm">
          <text:p/>
        </draw:line>
        <draw:line draw:style-name="gr6" draw:text-style-name="P5" draw:layer="layout" svg:x1="8.2cm" svg:y1="9.5cm" svg:x2="2.5cm" svg:y2="6.1cm">
          <text:p/>
        </draw:line>
        <draw:line draw:style-name="gr6" draw:text-style-name="P5" draw:layer="layout" svg:x1="15.9cm" svg:y1="6.3cm" svg:x2="10.2cm" svg:y2="2.8cm">
          <text:p/>
        </draw:line>
        <draw:line draw:style-name="gr6" draw:text-style-name="P5" draw:layer="layout" svg:x1="16.5cm" svg:y1="23.9cm" svg:x2="10.8cm" svg:y2="20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3:43:10.341215776</meta:creation-date>
    <dc:date>2022-12-25T18:08:36.794352306</dc:date>
    <meta:editing-duration>PT9M52S</meta:editing-duration>
    <meta:editing-cycles>3</meta:editing-cycles>
    <meta:generator>LibreOffice/6.4.7.2$Linux_X86_64 LibreOffice_project/40$Build-2</meta:generator>
    <meta:document-statistic meta:object-count="72"/>
  </office:meta>
</office:document-meta>
</file>